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ab-stops>
          <style:tab-stop style:position="0.278in"/>
          <style:tab-stop style:position="0.5126in"/>
          <style:tab-stop style:position="0.7555in"/>
          <style:tab-stop style:position="0.9984in"/>
          <style:tab-stop style:position="1.2673in"/>
          <style:tab-stop style:position="1.502in"/>
          <style:tab-stop style:position="1.7709in"/>
          <style:tab-stop style:position="1.9965in"/>
        </style:tab-stops>
      </style:paragraph-properties>
    </style:style>
    <style:style style:name="P2" style:family="paragraph" style:parent-style-name="Text_20_body">
      <style:paragraph-properties fo:text-align="end" style:justify-single-word="false">
        <style:tab-stops>
          <style:tab-stop style:position="0.278in"/>
          <style:tab-stop style:position="0.5126in"/>
          <style:tab-stop style:position="0.7555in"/>
          <style:tab-stop style:position="0.9984in"/>
          <style:tab-stop style:position="1.2673in"/>
          <style:tab-stop style:position="1.502in"/>
          <style:tab-stop style:position="1.7709in"/>
          <style:tab-stop style:position="1.9965in"/>
        </style:tab-stops>
      </style:paragraph-properties>
    </style:style>
    <style:style style:name="P3" style:family="paragraph" style:parent-style-name="Text_20_body">
      <style:paragraph-properties>
        <style:tab-stops>
          <style:tab-stop style:position="0.278in"/>
          <style:tab-stop style:position="0.5126in"/>
          <style:tab-stop style:position="0.7555in"/>
          <style:tab-stop style:position="0.9984in"/>
          <style:tab-stop style:position="1.2673in"/>
          <style:tab-stop style:position="1.502in"/>
          <style:tab-stop style:position="1.7709in"/>
          <style:tab-stop style:position="1.9965in"/>
        </style:tab-stops>
      </style:paragraph-properties>
    </style:style>
    <style:style style:name="P4" style:family="paragraph" style:parent-style-name="Text_20_body">
      <style:paragraph-properties>
        <style:tab-stops>
          <style:tab-stop style:position="0.278in"/>
          <style:tab-stop style:position="0.5126in"/>
          <style:tab-stop style:position="0.7555in"/>
          <style:tab-stop style:position="0.9984in"/>
          <style:tab-stop style:position="1.2673in"/>
          <style:tab-stop style:position="1.502in"/>
          <style:tab-stop style:position="1.7709in"/>
          <style:tab-stop style:position="1.9965in"/>
        </style:tab-stops>
      </style:paragraph-properties>
      <style:text-properties officeooo:paragraph-rsid="00143937"/>
    </style:style>
    <style:style style:name="P5" style:family="paragraph" style:parent-style-name="Text_20_body">
      <style:paragraph-properties fo:margin-top="0in" fo:margin-bottom="0in" loext:contextual-spacing="false"/>
    </style:style>
    <style:style style:name="T1" style:family="text">
      <style:text-properties officeooo:rsid="001439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ation Paper</text:p>
      <text:p text:style-name="P2">06 OCT 2014</text:p>
      <text:p text:style-name="P3">Subj:MESSSAGE TEXT FORMAT XML SCHEMA REFACTORING PROJECT</text:p>
      <text:p text:style-name="P3">1. <text:s/><text:tab/>Background</text:p>
      <text:p text:style-name="P3"><text:tab/>a. <text:s/>The current XML Schema for US and NATO MTF are designed for piecemeal implementation of messages based on commonly defined XML nodes which are maintained in relational databases. This makes normalization, re-use, and configuration management difficult.</text:p>
      <text:p text:style-name="P3">b.</text:p>
      <text:p text:style-name="P3">Because the current XML Schema design does not support implementation of the entire standard, there are persistent mismatches of messages implemented and versions across systems.</text:p>
      <text:p text:style-name="P3">c.</text:p>
      <text:p text:style-name="P3">The re-factor of these standards to a Garden of Eden XML Schema Design model allows provisioning of consolidated XML Schema files with a manageable sizes to allow complete implementation of every message using a uniform and re-usable methodology.</text:p>
      <text:p text:style-name="P3">d.</text:p>
      <text:p text:style-name="P3">Alignment with the US National Information Exchange Model (NIEM) methodology will allow the development and re-use of stndardized Information Exchange Product Documentation (IEPD) resources which will support valid implementations and promote interoperability with external specifications.</text:p>
      <text:p text:style-name="P3">2.</text:p>
      <text:p text:style-name="P3">Goals</text:p>
      <text:p text:style-name="P3">a.</text:p>
      <text:p text:style-name="P3">This project will use the Extensible Stylesheet Language for Transformation (XSLT) to convert existing XML Schema products to Garden of Eden design pattern, and will reduce file sizes by normalizing Types, using attributes in annotation elements, and applying fixed values where appropriate to reduce ambiguity and eliminate rules which specify required content.</text:p>
      <text:p text:style-name="P3">b.</text:p>
      <text:p text:style-name="P3">The resulting XML Schema products will support all requirements for the text based slash delimited MTF format, and will avoid alteration of XML element names except where absolutely necessary for naming deconfliction of global nodes. Except for a few cases, XML instances from the current standard will validate against the re-factored XML Schemas if common namespaces are assigned.</text:p>
      <text:p text:style-name="P3">c.</text:p>
      <text:p text:style-name="P3">This project is intended to support holistic implementation of the standards in order to facilitate use in <text:soft-page-break/>web services, allow conversion between US and NATO specification, conversion between message versions, and interoperability with other standard formats.</text:p>
      <text:p text:style-name="P3">3.</text:p>
      <text:p text:style-name="P3">Usage</text:p>
      <text:p text:style-name="P3">a.</text:p>
      <text:p text:style-name="P3">The process for converting from current standard formats is provided for purposes of integrity, testing and verification. For most use cases, the generated XML Schemas can be used without repeating this conversion.</text:p>
      <text:p text:style-name="P3">b.</text:p>
      <text:p text:style-name="P3">Reference implementation products are intended for re-use and distribution in order to promote interoperability and uniformity in implementations. These products should load the provided re-factored XML Schemas and provide intended MTF messaging functionality for every message and message component.</text:p>
      <text:p text:style-name="P3">4.</text:p>
      <text:p text:style-name="P3">Caveats</text:p>
      <text:p text:style-name="P3">a.</text:p>
      <text:p text:style-name="P3">All data resources are restricted for distribution. This requires complete separation of presentation and data. No implementations may retain data from the XML Schema resources in code.</text:p>
      <text:p text:style-name="P3">b.</text:p>
      <text:p text:style-name="P3">Alteration or further re-factoring of the provided XML Schema must implement new namespace assignments.</text:p>
      <text:p text:style-name="P3">c.</text:p>
      <text:p text:style-name="P3">Because US and NATO specifications are closely aligned, all products are very similar and can often be re-used interchangeably. Minor differences will occur, so For purposes of clarity and distribution they are provided separately with each standard.</text:p>
      <text:p text:style-name="P3">5.</text:p>
      <text:p text:style-name="P3">USMTF</text:p>
      <text:p text:style-name="P3">a.</text:p>
      <text:p text:style-name="P3">XML Schema Design</text:p>
      <text:p text:style-name="P3">(1)</text:p>
      <text:p text:style-name="P3">Adjustments are made to the format of all XML Schemas in order to reduce size, and eliminate redundant or unnecessary information.</text:p>
      <text:p text:style-name="P3"><text:soft-page-break/>(2)</text:p>
      <text:p text:style-name="P3">Annotations</text:p>
      <text:p text:style-name="P3">(a)</text:p>
      <text:p text:style-name="P3">Content of xsd:annotations is converted from elements to attributes in order to reduce size caused by closing tags. Names are changed to plain language terms instead of database field names. Elements are used for multiple items.</text:p>
      <text:p text:style-name="P3">(b)</text:p>
      <text:p text:style-name="P3">When xsd:documentation and asd:appinfo items are duplicative, the information is retained in the xsd:documentation node and removed from the xsd;appinfo node.</text:p>
      <text:p text:style-name="P3">(c)</text:p>
      <text:p text:style-name="P3">The names of the items in xsd:appinfo nodes are changed as follows:</text:p>
      <text:p text:style-name="P3">1. </text:p>
      <text:p text:style-name="P3">Fields</text:p>
      <text:p text:style-name="P3">2. </text:p>
      <text:p text:style-name="P3">Sets</text:p>
      <text:p text:style-name="P3">3. </text:p>
      <text:p text:style-name="P3">Messages</text:p>
      <text:p text:style-name="P3">(3)</text:p>
      <text:p text:style-name="P3">Field Base Types</text:p>
      <text:p text:style-name="P3">(a)</text:p>
      <text:p text:style-name="P3">The requirement to apply security markings to every field is currently accomplished by extending xsd:simpleType fields at the Set level to add the ICM attribute group. This reduces the ability to reference fields at the Set level and causes unnecessary repetition in the XML Schema design.</text:p>
      <text:p text:style-name="P3">(b)</text:p>
      <text:p text:style-name="P3">The Re-Factor approach is to create FieldBaseTypes which carry the ICM attribute group and can be used to add other field level extensions. All fields are provided as xsd:complexTypes which extend the base types. This typing methodology separates FIelds into data categories that have respectively uniform processing requirements and can be extended or restricted accordingly.</text:p>
      <text:p text:style-name="P3">1. </text:p>
      <text:p text:style-name="P3">FieldStringBaseType</text:p>
      <text:p text:style-name="P3">2. </text:p>
      <text:p text:style-name="P3"><text:soft-page-break/>FieldEnumeratedBaseType</text:p>
      <text:p text:style-name="P3">3. </text:p>
      <text:p text:style-name="P3">FieldIntegerBaseType</text:p>
      <text:p text:style-name="P3">4. </text:p>
      <text:p text:style-name="P3">FieldDecimalBaseType</text:p>
      <text:p text:style-name="P3">(4)</text:p>
      <text:p text:style-name="P3">Fields Refactor</text:p>
      <text:p text:style-name="P3">(a)</text:p>
      <text:p text:style-name="P3">Strings</text:p>
      <text:p text:style-name="P3">1. </text:p>
      <text:p text:style-name="P3">By comparing Regular Expressions the number of types extended by FieldStringBase Type is reduced. Types which include length and value restrictions in the Regular Expression are removed. String types are defined using xsd:pattern for content, and XML Schema nodes to specify lengths at the element level. For example, the field:AlphaNumericBlankSpecialTextType is re-used 877 times, thereby eliminating and re-using this duplicative definition.</text:p>
      <text:p text:style-name="P3">2. </text:p>
      <text:p text:style-name="P3">Baseline</text:p>
      <text:p text:style-name="P3">3. </text:p>
      <text:p text:style-name="P3">Refactor</text:p>
      <text:p text:style-name="P3">(b)</text:p>
      <text:p text:style-name="P3">Enumerations</text:p>
      <text:p text:style-name="P3">1. </text:p>
      <text:p text:style-name="P3">Enumerations are normalized using common code lists.</text:p>
      <text:p text:style-name="P3">2. </text:p>
      <text:p text:style-name="P3">Baseline</text:p>
      <text:p text:style-name="P3">3. <text:s text:c="2"/>Refactor</text:p>
      <text:p text:style-name="P4">(c) <text:s/>Integers</text:p>
      <text:p text:style-name="P3">1. <text:s text:c="2"/>Integers do not require Regular Expressions or types. the XML Schema xsd:integer is extended by FieldIntegerBaseType to include security markings, and each Integer field restricts FieldIntegerBaseType to add value restrictions.</text:p>
      <text:p text:style-name="P3">2. <text:s text:c="2"/>Baseline</text:p>
      <text:p text:style-name="P3"><text:soft-page-break/>3. <text:s text:c="2"/>Refactor</text:p>
      <text:p text:style-name="P3">(d) <text:s/>Decimals</text:p>
      <text:p text:style-name="P3">1. <text:s text:c="2"/>Decimals do not require Regular Expressions or types. the XML Schema xsd:decimal is extended by FieldIntegerBaseType to include security markings, and each Decimal field restricts FieldDecimalBaseType to add value restrictions.</text:p>
      <text:p text:style-name="P3">2. <text:s text:c="2"/>Baseline</text:p>
      <text:p text:style-name="P3">3. <text:s text:c="2"/>Refactor</text:p>
      <text:p text:style-name="P3">(5) <text:s/>Sets Refactor</text:p>
      <text:p text:style-name="P3">(a) <text:s/>Sets extend the BaseSetType in order to add the security attribute group at the set level. Because fields types are now also extended, they do not need to be extended in the Sets Schema, but can be directly referenced or typed. Because nillable elements cannot be referenced, they are extended.</text:p>
      <text:p text:style-name="P3">(b) <text:s/>Baseline</text:p>
      <text:p text:style-name="P3">1. </text:p>
      <text:p text:style-name="P3">(c) <text:s/>Refactor</text:p>
      <text:p text:style-name="P3">1. </text:p>
      <text:p text:style-name="P3">b. <text:s/>XML Schema Re-Factor Process</text:p>
      <text:p text:style-name="P3">(1) <text:s/>This process is retained for purposes of verification, testing and maintenance. It is not necessary for implementers to repeat this effort.</text:p>
      <text:p text:style-name="P3">(2) <text:s/>FIELDS</text:p>
      <text:p text:style-name="P3">(a) <text:s/>Normalization</text:p>
      <text:p text:style-name="P3">1. <text:s/>Rationale</text:p>
      <text:p text:style-name="P3">2. <text:s/>Strings</text:p>
      <text:p text:style-name="P3">3. <text:s/>Enumerations</text:p>
      <text:p text:style-name="P3">4. <text:s/>Numerics</text:p>
      <text:p text:style-name="P3">5. Summary.</text:p>
      <text:p text:style-name="P3">(b) <text:s/>Process</text:p>
      <text:p text:style-name="P3">1. <text:s/>The NormalizedSimpleTypes.xd file was created using a variety of methods which analyse and compare Regular Expressions. This required subjective decisions which may be adjusted. The XSLT scripts to accomplish this are in the USMTF/XSLT/Normalization/work directory.</text:p>
      <text:p text:style-name="P3">2. <text:s/>The XSLT scripts to generate the normalized xsd:simpleTypes are located in the USMTF/XSLT/Normalization directory. Data products are located in the <text:soft-page-break/>USMTF/XSD/Normlaized/work directory.</text:p>
      <text:p text:style-name="P3">3. <text:s/>The Strings.xsl, Numerics.xsl, and Enumerations.xsl scripts can be executed in any order. Results are written to the USMTF/XSD/Normlaized directory.</text:p>
      <text:p text:style-name="P3">4. <text:s/>The GoE_Fields.xsl script consolidates the Strings.xsd, Integers.xsd, Decimals.xsd and Enumerations.xsd files into the GoE_field.xsd document which is stored in the USMTF/XSD/GoE_Schema directory.</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DN </meta:initial-creator>
    <meta:creation-date>2015-10-21T12:48:37.591024767</meta:creation-date>
    <dc:date>2015-10-21T12:51:49.159116257</dc:date>
    <dc:creator>JDN </dc:creator>
    <meta:editing-duration>PT3M11S</meta:editing-duration>
    <meta:editing-cycles>1</meta:editing-cycles>
    <meta:document-statistic meta:table-count="0" meta:image-count="0" meta:object-count="0" meta:page-count="6" meta:paragraph-count="112" meta:word-count="1048" meta:character-count="7186" meta:non-whitespace-character-count="6199"/>
    <meta:generator>LibreOffice/4.4.2.2$Linux_X86_64 LibreOffice_project/40m0$Build-2</meta:generator>
  </office:meta>
</office:document-meta>
</file>